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q</text:p>
          </table:table-cell>
          <table:table-cell office:value-type="string" calcext:value-type="string">
            <text:p>q_scale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C</text:p>
          </table:table-cell>
          <table:table-cell office:value-type="string" calcext:value-type="string">
            <text:p>O31</text:p>
          </table:table-cell>
          <table:table-cell office:value-type="float" office:value="58" calcext:value-type="float">
            <text:p>58</text:p>
          </table:table-cell>
          <table:table-cell office:value-type="float" office:value="-0.422419" calcext:value-type="float">
            <text:p>-0.422419</text:p>
          </table:table-cell>
          <table:table-cell table:formula="of:=0.75*[.I3]" office:value-type="float" office:value="-0.31681425" calcext:value-type="float">
            <text:p>-0.316814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qtot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C</text:p>
          </table:table-cell>
          <table:table-cell office:value-type="string" calcext:value-type="string">
            <text:p>P31</text:p>
          </table:table-cell>
          <table:table-cell office:value-type="float" office:value="59" calcext:value-type="float">
            <text:p>59</text:p>
          </table:table-cell>
          <table:table-cell office:value-type="float" office:value="1.14989" calcext:value-type="float">
            <text:p>1.14989</text:p>
          </table:table-cell>
          <table:table-cell office:value-type="float" office:value="0" calcext:value-type="float">
            <text:p>0</text:p>
          </table:table-cell>
          <table:table-cell office:value-type="float" office:value="30.97" calcext:value-type="float">
            <text:p>30.97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qtot</text:p>
          </table:table-cell>
          <table:table-cell office:value-type="float" office:value="1.151" calcext:value-type="float">
            <text:p>1.151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C</text:p>
          </table:table-cell>
          <table:table-cell office:value-type="string" calcext:value-type="string">
            <text:p>O32</text:p>
          </table:table-cell>
          <table:table-cell office:value-type="float" office:value="60" calcext:value-type="float">
            <text:p>60</text:p>
          </table:table-cell>
          <table:table-cell office:value-type="float" office:value="-0.444224" calcext:value-type="float">
            <text:p>-0.444224</text:p>
          </table:table-cell>
          <table:table-cell table:formula="of:=0.75*[.I5]" office:value-type="float" office:value="-0.333168" calcext:value-type="float">
            <text:p>-0.3331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qtot</text:p>
          </table:table-cell>
          <table:table-cell office:value-type="float" office:value="0.706" calcext:value-type="float">
            <text:p>0.706</text:p>
          </table:table-cell>
        </table:table-row>
        <table:table-row table:style-name="ro1">
          <table:table-cell/>
          <table:table-cell office:value-type="string" calcext:value-type="string">
            <text:p>;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C</text:p>
          </table:table-cell>
          <table:table-cell office:value-type="string" calcext:value-type="string">
            <text:p>O33</text:p>
          </table:table-cell>
          <table:table-cell office:value-type="float" office:value="80" calcext:value-type="float">
            <text:p>80</text:p>
          </table:table-cell>
          <table:table-cell office:value-type="float" office:value="-0.780685" calcext:value-type="float">
            <text:p>-0.780685</text:p>
          </table:table-cell>
          <table:table-cell table:formula="of:=0.75*[.I6]" office:value-type="float" office:value="-0.58551375" calcext:value-type="float">
            <text:p>-0.585513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qtot</text:p>
          </table:table-cell>
          <table:table-cell office:value-type="float" office:value="1.027" calcext:value-type="float">
            <text:p>1.027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C</text:p>
          </table:table-cell>
          <table:table-cell office:value-type="string" calcext:value-type="string">
            <text:p>O34</text:p>
          </table:table-cell>
          <table:table-cell office:value-type="float" office:value="81" calcext:value-type="float">
            <text:p>81</text:p>
          </table:table-cell>
          <table:table-cell office:value-type="float" office:value="-0.780685" calcext:value-type="float">
            <text:p>-0.780685</text:p>
          </table:table-cell>
          <table:table-cell table:formula="of:=0.75*[.I7]" office:value-type="float" office:value="-0.58551375" calcext:value-type="float">
            <text:p>-0.585513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qtot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/>
          <table:table-cell office:value-type="string" calcext:value-type="string">
            <text:p>;</text:p>
          </table:table-cell>
          <table:table-cell table:number-columns-repeated="6"/>
          <table:table-cell table:formula="of:=SUM([.I3:.I7])" office:value-type="float" office:value="-1.278123" calcext:value-type="float">
            <text:p>-1.278123</text:p>
          </table:table-cell>
          <table:table-cell table:formula="of:=SUM([.J3:.J7])" office:value-type="float" office:value="-1.82100975" calcext:value-type="float">
            <text:p>-1.82100975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[.J8]-[.I8]" office:value-type="float" office:value="-0.54288675" calcext:value-type="float">
            <text:p>-0.5428867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C scale</text:p>
          </table:table-cell>
          <table:table-cell table:formula="of:=[.J9]/[.I4]" office:value-type="float" office:value="-0.472120594143788" calcext:value-type="float">
            <text:p>-0.4721205941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C</text:p>
          </table:table-cell>
          <table:table-cell office:value-type="string" calcext:value-type="string">
            <text:p>C11</text:p>
          </table:table-cell>
          <table:table-cell office:value-type="float" office:value="47" calcext:value-type="float">
            <text:p>47</text:p>
          </table:table-cell>
          <table:table-cell office:value-type="float" office:value="0.783591" calcext:value-type="float">
            <text:p>0.783591</text:p>
          </table:table-cell>
          <table:table-cell office:value-type="float" office:value="0" calcext:value-type="float">
            <text:p>0</text:p>
          </table:table-cell>
          <table:table-cell office:value-type="float" office:value="12.01" calcext:value-type="float">
            <text:p>12.0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qtot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C</text:p>
          </table:table-cell>
          <table:table-cell office:value-type="string" calcext:value-type="string">
            <text:p>O12</text:p>
          </table:table-cell>
          <table:table-cell office:value-type="float" office:value="48" calcext:value-type="float">
            <text:p>48</text:p>
          </table:table-cell>
          <table:table-cell office:value-type="float" office:value="-0.599663" calcext:value-type="float">
            <text:p>-0.599663</text:p>
          </table:table-cell>
          <table:table-cell table:formula="of:=0.75*[.I13]" office:value-type="float" office:value="-0.44974725" calcext:value-type="float">
            <text:p>-0.449747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qtot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C</text:p>
          </table:table-cell>
          <table:table-cell office:value-type="string" calcext:value-type="string">
            <text:p>O11</text:p>
          </table:table-cell>
          <table:table-cell office:value-type="float" office:value="49" calcext:value-type="float">
            <text:p>49</text:p>
          </table:table-cell>
          <table:table-cell office:value-type="float" office:value="-0.454959" calcext:value-type="float">
            <text:p>-0.454959</text:p>
          </table:table-cell>
          <table:table-cell table:formula="of:=0.75*[.I14]" office:value-type="float" office:value="-0.34121925" calcext:value-type="float">
            <text:p>-0.341219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qtot</text:p>
          </table:table-cell>
          <table:table-cell office:value-type="float" office:value="-0.271" calcext:value-type="float">
            <text:p>-0.271</text:p>
          </table:table-cell>
        </table:table-row>
        <table:table-row table:style-name="ro1">
          <table:table-cell/>
          <table:table-cell office:value-type="string" calcext:value-type="string">
            <text:p>;</text:p>
          </table:table-cell>
          <table:table-cell table:number-columns-repeated="6"/>
          <table:table-cell table:formula="of:=SUM([.I12:.I14])" office:value-type="float" office:value="-0.271031" calcext:value-type="float">
            <text:p>-0.271031</text:p>
          </table:table-cell>
          <table:table-cell table:formula="of:=SUM([.J12:.J14])" office:value-type="float" office:value="-0.7909665" calcext:value-type="float">
            <text:p>-0.7909665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-([.J15]-[.I15])" office:value-type="float" office:value="0.5199355" calcext:value-type="float">
            <text:p>0.519935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C scale</text:p>
          </table:table-cell>
          <table:table-cell table:formula="of:=[.J16]/[.I12]" office:value-type="float" office:value="0.663529188058566" calcext:value-type="float">
            <text:p>0.6635291881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C</text:p>
          </table:table-cell>
          <table:table-cell office:value-type="string" calcext:value-type="string">
            <text:p>C21</text:p>
          </table:table-cell>
          <table:table-cell office:value-type="float" office:value="83" calcext:value-type="float">
            <text:p>83</text:p>
          </table:table-cell>
          <table:table-cell office:value-type="float" office:value="0.770445" calcext:value-type="float">
            <text:p>0.770445</text:p>
          </table:table-cell>
          <table:table-cell office:value-type="float" office:value="0" calcext:value-type="float">
            <text:p>0</text:p>
          </table:table-cell>
          <table:table-cell office:value-type="float" office:value="12.01" calcext:value-type="float">
            <text:p>12.0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qtot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C</text:p>
          </table:table-cell>
          <table:table-cell office:value-type="string" calcext:value-type="string">
            <text:p>O21</text:p>
          </table:table-cell>
          <table:table-cell office:value-type="float" office:value="82" calcext:value-type="float">
            <text:p>82</text:p>
          </table:table-cell>
          <table:table-cell office:value-type="float" office:value="-0.419523" calcext:value-type="float">
            <text:p>-0.419523</text:p>
          </table:table-cell>
          <table:table-cell table:formula="of:=0.75*[.I22]" office:value-type="float" office:value="-0.31464225" calcext:value-type="float">
            <text:p>-0.314642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qtot</text:p>
          </table:table-cell>
          <table:table-cell office:value-type="float" office:value="-0.174" calcext:value-type="float">
            <text:p>-0.174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string" calcext:value-type="string">
            <text:p>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C</text:p>
          </table:table-cell>
          <table:table-cell office:value-type="string" calcext:value-type="string">
            <text:p>O22</text:p>
          </table:table-cell>
          <table:table-cell office:value-type="float" office:value="84" calcext:value-type="float">
            <text:p>84</text:p>
          </table:table-cell>
          <table:table-cell office:value-type="float" office:value="-0.596883" calcext:value-type="float">
            <text:p>-0.596883</text:p>
          </table:table-cell>
          <table:table-cell table:formula="of:=0.75*[.I23]" office:value-type="float" office:value="-0.44766225" calcext:value-type="float">
            <text:p>-0.447662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qt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I19:.I23])" office:value-type="float" office:value="-0.245961" calcext:value-type="float">
            <text:p>-0.245961</text:p>
          </table:table-cell>
          <table:table-cell table:formula="of:=SUM([.J19:.J23])" office:value-type="float" office:value="-0.7623045" calcext:value-type="float">
            <text:p>-0.76230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;</text:p>
          </table:table-cell>
          <table:table-cell table:number-columns-repeated="7"/>
          <table:table-cell table:formula="of:=-([.J24]-[.I24])" office:value-type="float" office:value="0.5163435" calcext:value-type="float">
            <text:p>0.516343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C scale</text:p>
          </table:table-cell>
          <table:table-cell table:formula="of:=[.J25]/[.I21]" office:value-type="float" office:value="0.670188657204603" calcext:value-type="float">
            <text:p>0.670188657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14:29:13.084218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f Melcr</meta:initial-creator>
    <meta:creation-date>2016-05-11T12:14:59.267671517</meta:creation-date>
    <dc:date>2016-05-11T14:33:21.302304847</dc:date>
    <dc:creator>Josef Melcr</dc:creator>
    <meta:editing-duration>PT18M2S</meta:editing-duration>
    <meta:editing-cycles>3</meta:editing-cycles>
    <meta:generator>LibreOffice/5.0.6.1$Linux_X86_64 LibreOffice_project/00$Build-1</meta:generator>
    <meta:document-statistic meta:table-count="1" meta:cell-count="153" meta:object-count="0"/>
  </office:meta>
</office:document-meta>
</file>